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traight flush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no. straight flushes</text:p>
          </table:table-cell>
          <table:table-cell table:formula="of:=COMBIN(4; 1) * COMBIN(10; 1)" office:value-type="float" office:value="40">
            <text:p>40</text:p>
          </table:table-cell>
          <table:table-cell/>
          <table:table-cell table:style-name="ce3" office:value-type="string">
            <text:p>N_HANDS</text:p>
          </table:table-cell>
          <table:table-cell table:formula="of:=FACT(52) / (FACT(5) * FACT(47))" office:value-type="float" office:value="2598960">
            <text:p>2598960</text:p>
          </table:table-cell>
        </table:table-row>
        <table:table-row table:style-name="ro1">
          <table:table-cell office:value-type="string">
            <text:p>prob</text:p>
          </table:table-cell>
          <table:table-cell table:style-name="ce2" table:formula="of:=[.B3]/[.E3]" office:value-type="float" office:value="0.0000153907716932927">
            <text:p>0.00001539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Four-of-a-kind</text:p>
          </table:table-cell>
          <table:table-cell table:number-columns-repeated="4"/>
        </table:table-row>
        <table:table-row table:style-name="ro1">
          <table:table-cell office:value-type="string">
            <text:p>no. fours</text:p>
          </table:table-cell>
          <table:table-cell table:formula="of:=COMBIN(13; 1) * COMBIN(12; 1) * COMBIN(4; 1)" office:value-type="float" office:value="624">
            <text:p>624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7]/[.E3]" office:value-type="float" office:value="0.000240096038415366">
            <text:p>0.00024009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Full house</text:p>
          </table:table-cell>
          <table:table-cell table:number-columns-repeated="4"/>
        </table:table-row>
        <table:table-row table:style-name="ro1">
          <table:table-cell office:value-type="string">
            <text:p>no. full houses</text:p>
          </table:table-cell>
          <table:table-cell table:formula="of:=COMBIN(13; 1) * COMBIN(4; 3) * COMBIN(12; 1) * COMBIN(4; 2)" office:value-type="float" office:value="3744">
            <text:p>3744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11]/[.E3]" office:value-type="float" office:value="0.0014405762304922">
            <text:p>0.001440576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Flush</text:p>
          </table:table-cell>
          <table:table-cell table:number-columns-repeated="4"/>
        </table:table-row>
        <table:table-row table:style-name="ro1">
          <table:table-cell office:value-type="string">
            <text:p>no. flushes</text:p>
          </table:table-cell>
          <table:table-cell table:formula="of:=COMBIN(4; 1) * COMBIN(13; 5)" office:value-type="float" office:value="5148">
            <text:p>5148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15]/[.E3]" office:value-type="float" office:value="0.00198079231692677">
            <text:p>0.001980792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traight</text:p>
          </table:table-cell>
          <table:table-cell table:number-columns-repeated="4"/>
        </table:table-row>
        <table:table-row table:style-name="ro1">
          <table:table-cell office:value-type="string">
            <text:p>no. straights</text:p>
          </table:table-cell>
          <table:table-cell table:formula="of:=COMBIN(10; 1) * COMBIN(4; 1)^5" office:value-type="float" office:value="10240">
            <text:p>10240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19]/[.E3]" office:value-type="float" office:value="0.00394003755348293">
            <text:p>0.003940037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hree-of-a-kind</text:p>
          </table:table-cell>
          <table:table-cell table:number-columns-repeated="4"/>
        </table:table-row>
        <table:table-row table:style-name="ro1">
          <table:table-cell office:value-type="string">
            <text:p>no. threes</text:p>
          </table:table-cell>
          <table:table-cell table:formula="of:=COMBIN(13; 1) * COMBIN(4; 3) * COMBIN(12; 2) * COMBIN(4; 1) * COMBIN(4; 1)" office:value-type="float" office:value="54912">
            <text:p>54912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23]/[.E3]" office:value-type="float" office:value="0.0211284513805522">
            <text:p>0.02112845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wo-pair</text:p>
          </table:table-cell>
          <table:table-cell table:number-columns-repeated="4"/>
        </table:table-row>
        <table:table-row table:style-name="ro1">
          <table:table-cell office:value-type="string">
            <text:p>no. two-pairs</text:p>
          </table:table-cell>
          <table:table-cell table:formula="of:=COMBIN(13; 2) * COMBIN(4; 2) * COMBIN(4; 2) * COMBIN(11; 1) * COMBIN(4; 1)" office:value-type="float" office:value="123552">
            <text:p>123552</text:p>
          </table:table-cell>
          <table:table-cell table:number-columns-repeated="3"/>
        </table:table-row>
        <table:table-row table:style-name="ro1">
          <table:table-cell office:value-type="string">
            <text:p>prob</text:p>
          </table:table-cell>
          <table:table-cell table:style-name="ce2" table:formula="of:=[.B27]/[.E3]" office:value-type="float" office:value="0.0475390156062425">
            <text:p>0.04753901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Pair</text:p>
          </table:table-cell>
          <table:table-cell table:number-columns-repeated="4"/>
        </table:table-row>
        <table:table-row table:style-name="ro1">
          <table:table-cell office:value-type="string">
            <text:p>no. pairs</text:p>
          </table:table-cell>
          <table:table-cell table:formula="of:=COMBIN(13; 1) * COMBIN(4; 2) * COMBIN(12; 3) * COMBIN(4; 1)^3" office:value-type="float" office:value="1098240">
            <text:p>1098240</text:p>
          </table:table-cell>
          <table:table-cell table:number-columns-repeated="3"/>
        </table:table-row>
        <table:table-row table:style-name="ro1">
          <table:table-cell office:value-type="string">
            <text:p>prob.</text:p>
          </table:table-cell>
          <table:table-cell table:style-name="ce2" table:formula="of:=[.B31]/[.E3]" office:value-type="float" office:value="0.422569027611044">
            <text:p>0.422569027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High card</text:p>
          </table:table-cell>
          <table:table-cell table:number-columns-repeated="4"/>
        </table:table-row>
        <table:table-row table:style-name="ro1">
          <table:table-cell office:value-type="string">
            <text:p>no. high cards</text:p>
          </table:table-cell>
          <table:table-cell table:formula="of:=[.E3]-[.B3]-[.B7]-[.B11]-[.B15]-[.B19]-[.B23]-[.B27]-[.B31]" office:value-type="float" office:value="1302460">
            <text:p>1302460</text:p>
          </table:table-cell>
          <table:table-cell table:number-columns-repeated="3"/>
        </table:table-row>
        <table:table-row table:style-name="ro1">
          <table:table-cell office:value-type="string">
            <text:p>prob.</text:p>
          </table:table-cell>
          <table:table-cell table:formula="of:=[.B35]/[.E3]" office:value-type="float" office:value="0.50114661249115">
            <text:p>0.501146612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scientific-number number:decimal-places="2" number:min-integer-digits="1" number:min-exponent-digits="9"/>
    </number:number-style>
    <number:number-style style:name="N113">
      <number:scientific-number number:decimal-places="10" number:min-integer-digits="1" number:min-exponent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22/07/2011</text:date>, <text:time>13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1T08:35:51</meta:creation-date>
    <meta:generator>LibreOffice/3.3$Linux LibreOffice_project/330m19$Build-202</meta:generator>
    <dc:date>2011-07-22T13:52:33</dc:date>
    <meta:editing-duration>PT3H49M35S</meta:editing-duration>
    <meta:editing-cycles>55</meta:editing-cycles>
    <meta:document-statistic meta:table-count="3" meta:cell-count="47" meta:object-count="0"/>
  </office:meta>
</office:document-meta>
</file>